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300000075E2FEBC1DA78DAE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447" officeooo:paragraph-rsid="0003b447" style:font-weight-asian="bold" style:font-weight-complex="bold"/>
    </style:style>
    <style:style style:name="P2" style:family="paragraph" style:parent-style-name="Standard">
      <style:text-properties fo:font-weight="normal" officeooo:rsid="0003b447" officeooo:paragraph-rsid="0003b447" style:font-weight-asian="normal" style:font-weight-complex="normal"/>
    </style:style>
    <style:style style:name="P3" style:family="paragraph" style:parent-style-name="Standard">
      <style:text-properties fo:font-weight="normal" officeooo:rsid="0006df58" officeooo:paragraph-rsid="0006df58" style:font-weight-asian="normal" style:font-weight-complex="normal"/>
    </style:style>
    <style:style style:name="P4" style:family="paragraph" style:parent-style-name="Standard">
      <style:text-properties fo:font-size="16pt" fo:font-weight="bold" officeooo:rsid="0003b447" officeooo:paragraph-rsid="0003b447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normal" officeooo:rsid="0006df58" officeooo:paragraph-rsid="0006df58" style:font-weight-asian="normal" style:font-weight-complex="normal"/>
    </style:style>
    <style:style style:name="P6" style:family="paragraph" style:parent-style-name="Standard">
      <style:text-properties fo:font-size="15pt" fo:font-weight="bold" officeooo:rsid="000812ba" officeooo:paragraph-rsid="000812b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2pt" fo:font-weight="normal" officeooo:rsid="000812ba" officeooo:paragraph-rsid="000812b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d87b" officeooo:paragraph-rsid="0009d87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9f0fc" officeooo:paragraph-rsid="0009f0f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bcf2b" officeooo:paragraph-rsid="000bcf2b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0bcf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cf2b"/>
    </style:style>
    <style:style style:name="T3" style:family="text">
      <style:text-properties fo:font-size="12pt" fo:font-weight="bold" officeooo:rsid="000bcf2b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an validation</text:p>
      <text:p text:style-name="P1"/>
      <text:p text:style-name="P1">JEE approach</text:p>
      <text:p text:style-name="P2">1) <text:a xlink:type="simple" xlink:href="https://www.leveluplunch.com/java/tutorials/017-validate-spring-rest-webservice-request/" text:style-name="Internet_20_link" text:visited-style-name="Visited_20_Internet_20_Link">https://www.leveluplunch.com/java/tutorials/017-validate-spring-rest-webservice-request/</text:a></text:p>
      <text:p text:style-name="P2"/>
      <text:p text:style-name="P3">2) <text:span text:style-name="T1">Spring’s validators</text:span></text:p>
      <text:p text:style-name="P3"><text:a xlink:type="simple" xlink:href="https://www.baeldung.com/spring-mvc-custom-validator" text:style-name="Internet_20_link" text:visited-style-name="Visited_20_Internet_20_Link">https://www.baeldung.com/spring-mvc-custom-validator</text:a></text:p>
      <text:p text:style-name="P3"/>
      <text:p text:style-name="P6">URI, URL, URN</text:p>
      <text:p text:style-name="P7">Uniform resorce Identifier / Locator / Name</text:p>
      <text:p text:style-name="P9">URN – it is URI?? identifies resource in particular namespace, it gives no info how to access it – just a name.</text:p>
      <text:p text:style-name="P9">URL – it is URI?? specifies how to obtain presentation of resource.</text:p>
      <text:p text:style-name="P10"/>
      <text:p text:style-name="P11"><text:span text:style-name="T3">URI syntax</text:span></text:p>
      <text:p text:style-name="P7"><draw:frame draw:style-name="fr1" draw:name="Изображение1" text:anchor-type="char" svg:width="17cm" svg:height="1.849cm" draw:z-index="0"><draw:image xlink:href="Pictures/100000000000043300000075E2FEBC1DA78DAE3E.png" xlink:type="simple" xlink:show="embed" xlink:actuate="onLoad" draw:mime-type="image/png"/></draw:frame>schem<text:span text:style-name="T2">s</text:span>e: http, file, data, … </text:p>
      <text:p text:style-name="P7">userinfo: typically &lt;username&gt;:&lt;optional password&gt;</text:p>
      <text:p text:style-name="P8">path: /segment1/segment2/segment3. Segment may be empty</text:p>
      <text:p text:style-name="P8">query: not strictly specified, ussually key=value &amp; key=value &amp; … Delimiter “&amp;” may be replaced by “;”(<text:span text:style-name="T1">look at matrix parameters</text:span>)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16T17:55:53.457000000</dc:date>
    <meta:editing-duration>PT2H45M50S</meta:editing-duration>
    <meta:editing-cycles>6</meta:editing-cycles>
    <meta:document-statistic meta:table-count="0" meta:image-count="1" meta:object-count="0" meta:page-count="1" meta:paragraph-count="14" meta:word-count="88" meta:character-count="699" meta:non-whitespace-character-count="621"/>
  </office:meta>
</office:document-meta>
</file>